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4">
      <style:text-properties fo:language="ru" fo:country="RU"/>
    </style:style>
    <style:style style:name="P4" style:family="paragraph" style:parent-style-name="Standard" style:list-style-name="L6">
      <style:text-properties fo:language="ru" fo:country="RU"/>
    </style:style>
    <style:style style:name="P5" style:family="paragraph" style:parent-style-name="Standard" style:list-style-name="L8">
      <style:text-properties fo:language="ru" fo:country="RU"/>
    </style:style>
    <style:style style:name="P6" style:family="paragraph" style:parent-style-name="Standard" style:list-style-name="L3"/>
    <style:style style:name="P7" style:family="paragraph" style:parent-style-name="Standard">
      <style:text-properties fo:color="#800000"/>
    </style:style>
    <style:style style:name="P8" style:family="paragraph" style:parent-style-name="Standard" style:list-style-name="L1">
      <style:text-properties fo:color="#800000"/>
    </style:style>
    <style:style style:name="P9" style:family="paragraph" style:parent-style-name="Standard" style:list-style-name="L3">
      <style:text-properties fo:color="#800000"/>
    </style:style>
    <style:style style:name="P10" style:family="paragraph" style:parent-style-name="Standard">
      <style:text-properties fo:color="#800000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З по лекции «Тест-дизайн», 6.2</text:p>
      <text:p text:style-name="Standard"/>
      <text:p text:style-name="P7">Пример из лекции с функцией записи <text:span text:style-name="T1">cd\dvd</text:span></text:p>
      <text:p text:style-name="Standard"><text:span text:style-name="T1"/></text:p>
      <text:p text:style-name="P2">Честно говоря, мне было совершенно неясно, как выполнять это задание- я не понимала, что именно мы собираемся тестировать в данном примере. Вероятно, объем записи? Но это совершенно не очевидно. Поэтому написала одну из возможных трактовок задания. Прошу прощения, если поняла неверно. </text:p>
      <text:p text:style-name="Standard"><text:span text:style-name="T1"/></text:p>
      <text:p text:style-name="P2">Сперва проанализируем пример</text:p>
      <text:p text:style-name="Standard"><text:span text:style-name="T1"/></text:p>
      <text:list xml:id="list8599135552000143505" text:style-name="L1">
        <text:list-header>
          <text:p text:style-name="P8"><text:span text:style-name="T2">Вопрос: </text:span></text:p>
          <text:p text:style-name="P1"><text:span text:style-name="T2">Какие значения может принимать эта сущность и какие значения мы должны проверять?</text:span></text:p>
        </text:list-header>
      </text:list>
      <text:p text:style-name="Standard"><text:span text:style-name="T2">Очевидно, речь идет о размерах записываемых данных при мультисессионной записи. Во всяком случае так я это поняла. </text:span></text:p>
      <text:p text:style-name="Standard"><text:span text:style-name="T2"/></text:p>
      <text:p text:style-name="Standard"><text:span text:style-name="T2">То есть, при записи </text:span><text:span text:style-name="T1">CD </text:span><text:span text:style-name="T2">мультисессия невозможна. И значение будет 0, всегда. </text:span></text:p>
      <text:p text:style-name="Standard"><text:span text:style-name="T2">При записи </text:span><text:span text:style-name="T1">DVD </text:span><text:span text:style-name="T2">мультисессия возможна. Можно начать такую запись и записать какое-то положительно значение данных с ограничением по размеру, который зависит от файловой системы. <text:s/>(700 мб или 4,7 Гб соответственно)</text:span></text:p>
      <text:p text:style-name="Standard"><text:span text:style-name="T2">Также можно продолжить мультисессию и записать <text:s/>в зависимости от <text:s/>системы <text:s/>700мб\4,7 Гб за вычетом объема, занятого уже записанными ранее данными. </text:span></text:p>
      <text:p text:style-name="Standard"><text:span text:style-name="T2"/></text:p>
      <text:p text:style-name="Standard"><text:span text:style-name="T2">Второй слайд показывает нам, какие границы мы приняли как входные данные в итоге. <text:s/>Именно по ним мы и будем работать дальше. </text:span></text:p>
      <text:p text:style-name="Standard"><text:span text:style-name="T2"/></text:p>
      <text:list xml:id="list120116641204743357" text:style-name="L3">
        <text:list-header>
          <text:p text:style-name="P9"><text:span text:style-name="T2">Вопросы: </text:span></text:p>
          <text:p text:style-name="P6"><text:span text:style-name="T2">Какие будут классы эквивалентности? <text:s/>Как выбрать значения? Какие границы нужно поверять?</text:span></text:p>
        </text:list-header>
      </text:list>
      <text:p text:style-name="Standard"><text:span text:style-name="T2"/></text:p>
      <text:p text:style-name="Standard"><text:span text:style-name="T2">Для первого случая <text:s/>работает правило «должно быть». Мультисессия не сработает и объем записанных данных должен быть 0. соответственно класса всего два: правильный: НОЛЬ и неправильны: НЕ НОЛЬ. </text:span></text:p>
      <text:p text:style-name="Standard"><text:span text:style-name="T2"/></text:p>
      <text:p text:style-name="Standard"><text:span text:style-name="T2">Для второго случая нам нужно проверить, что мультисессия открылась и данные в принципе записались. <text:s/>Можно пойти по такому же правилу и создать два класса, где правильный будет НЕ НОЛЬ, а неправильный — НОЛЬ. Но лучше все-таки взять значение 100 Мб, как в дальнейшем примере, потому что мало ли что: запишутся какие-то фантомные полбайта, а что - это старт мультисессии? <text:s/>Поэтому мы применяем правило области значений. </text:span></text:p>
      <text:p text:style-name="Standard"><text:span text:style-name="T2">Правильный класс: от 0 до 100 мб., а все, что выше - неправильный. А все, что ниже - мы проверить не можем, потому что нельзя проверить отрицательное число мегабайт на диске. Еще неправильным классом должно быть не числовое значение, но в нашем случае это также невозможно: нельзя проверить не-число мегабайт на диске. Проверяемые границы будут <text:s/>такие: 0; 0,1; 1; 100; 100,1<text:line-break/><text:line-break/>Для третьего случая мы проверяем <text:s/>два <text:s/>типа значений в зависимости от выбранной файловой системы. 100 Мб у нас уже записано, и нам нужно продолжить мультисессию, а не записать все заново.</text:span></text:p>
      <text:p text:style-name="Standard"><text:span text:style-name="T2">Для формата </text:span><text:span text:style-name="T1">ISO <text:s/></text:span><text:span text:style-name="T2">правильный класс будет от 100,001 до 700 мб. Неправильные - свыше 700 мб и ниже 100 мб. Проверяемые границы будут: <text:s/>99,9; 100; 101; 700; 700,1</text:span></text:p>
      <text:p text:style-name="Standard"><text:span text:style-name="T2">Для формата </text:span><text:span text:style-name="T1">UDF </text:span><text:span text:style-name="T2">правильный класс будет от 100,001 МБ до 4812,8 МБ, а неправильный </text:span><text:soft-page-break/><text:span text:style-name="T2">свыше 4812,8 и ниже 100. Проверяемые границы будут 99,9; 100; 101; 1000; 4812,8; 4812,81</text:span></text:p>
      <text:p text:style-name="Standard"><text:span text:style-name="T2"/></text:p>
      <text:p text:style-name="P7"><text:span text:style-name="T2">Пример из лекции по </text:span><text:span text:style-name="T1">Google Classroom</text:span></text:p>
      <text:p text:style-name="P7"><text:span text:style-name="T1"/></text:p>
      <text:p text:style-name="P10">Антон Владимирович, я сначала сделала оба задания, а потом сообразила, что нужно было для Хенгаутс. <text:s/>Можно я оставлю Классрум? Или переделать? <text:s/>Я нашла примеры для Хенгаутс: первый с жалобой на спам и отправкой 10 последних сообщений в сервисную службу, а второй с удалением истории чата через короткое время, если история чата отключена. <text:s/>Они по описанию будут очень похожи на то, что я сделала уже для Классрума...</text:p>
      <text:p text:style-name="Standard"><text:span text:style-name="T1"/></text:p>
      <text:p text:style-name="P10">Задание 1</text:p>
      <text:p text:style-name="P2">Нужно придумать эквивалентный класс для Классрум и, используя технику <text:s/>метода эквивалентных классов создать тест. </text:p>
      <text:p text:style-name="P2"/>
      <text:p text:style-name="P2">Функционал десктопной версии <text:span text:style-name="T1">GC позволяет </text:span>пользователю с правами преподавателя создавать задания и публиковать их для отдельных учащихся (не всего курса), если они занимаются на одном курсе и их количество не превышает 100 человек. </text:p>
      <text:p text:style-name="P2">Таким образом наши эквивалентные классы: </text:p>
      <text:p text:style-name="P2">количество учащихся 0</text:p>
      <text:p text:style-name="P2">количество учащихся от 1 до 100</text:p>
      <text:p text:style-name="P2">количество учащихся больше 100</text:p>
      <text:p text:style-name="P2"><text:s/></text:p>
      <text:p text:style-name="P2">Тесты будут такими: </text:p>
      <text:list xml:id="list593341495600280514" text:style-name="L4">
        <text:list-item>
          <text:p text:style-name="P3">Зайти в приложение <text:span text:style-name="T1">GC </text:span>под аккаунтом с правами преподавателя</text:p>
        </text:list-item>
        <text:list-item>
          <text:p text:style-name="P3">Создать задание для курса</text:p>
        </text:list-item>
        <text:list-item>
          <text:p text:style-name="P3">в <text:s/>меню фильтров публикаций заданий открыть вкладку «Все учащиеся» и снять флажок «Все учащиеся»</text:p>
        </text:list-item>
      </text:list>
      <text:p text:style-name="P2">Далее варианты проверок для эквивалентных классов: </text:p>
      <text:p text:style-name="P2">1) Не отметить ни одного учащегося и <text:s/>попробовать опубликовать задание.</text:p>
      <text:p text:style-name="P2">Результат: публикация невозможна </text:p>
      <text:p text:style-name="P2">2) Отметить 1 учащегося и <text:s/>попробовать опубликовать задание.</text:p>
      <text:p text:style-name="P2">Результат: публикация состоится для одного отмеченного учащегося, а для остальных — нет.</text:p>
      <text:p text:style-name="P2">3) Отметить 10 учащихся и <text:s/>попробовать опубликовать задание.</text:p>
      <text:p text:style-name="P2">Результат: публикация состоится для 10 отмеченных учащихся, а для остальных — нет.</text:p>
      <text:p text:style-name="P2">4) Отметить 101 учащегося и <text:s/>попробовать опубликовать задание.</text:p>
      <text:p text:style-name="P2">Результат: публикация невозможна </text:p>
      <text:p text:style-name="P2"/>
      <text:p text:style-name="P2">Задание 2</text:p>
      <text:p text:style-name="P2">Нужно придумать пример, описывающий граничные значения для <text:span text:style-name="T1">GC, </text:span>и, используя технику граничных значений, создать тест.</text:p>
      <text:p text:style-name="P2"/>
      <text:p text:style-name="P2">Функционал десктопной версии <text:span text:style-name="T1">GC позволяет </text:span>пользователю с правами преподавателя назначать срок выполнения задания. Если срок назначен на 9-00, то работу нужно сдать не позднее 8:59. <text:s/>Когда такой срок назначен, но еще не завершен, задание помечено как «Назначенное». Если студент не сдал задание в нужный срок, оно будет помечено как <text:s/>«Пропущен срок сдачи». После окончания этого срока студент все ещё может сдать задание, и если он его сдаст, то оно будет помечено как «Сдано с опозданием» </text:p>
      <text:p text:style-name="P2"/>
      <text:p text:style-name="P2">Чтобы проверить этот функционал, нам нужно определить классы эквивалентности и выделить их границы относительно срока сдачи:</text:p>
      <text:p text:style-name="P2"/>
      <text:list xml:id="list7767286262458378358" text:style-name="L6">
        <text:list-item>
          <text:p text:style-name="P4">8:30 - 8:59</text:p>
        </text:list-item>
        <text:list-item>
          <text:p text:style-name="P4"><text:soft-page-break/><text:s/>9:00 - 9-30</text:p>
        </text:list-item>
      </text:list>
      <text:p text:style-name="P2"/>
      <text:p text:style-name="P2">при этом задание в рамках первого класса <text:s/>вне зависимости от того, сдано оно или нет, будет относится к категории «Назначено». <text:s/>В рамках второго класса несданное задание будет относиться к категории <text:s/>«Пропущен срок сдачи», а сданное - <text:s/>к категории «Сдано с опозданием»</text:p>
      <text:p text:style-name="P2"/>
      <text:p text:style-name="P2"><text:s/></text:p>
      <text:p text:style-name="Standard"><text:span text:style-name="T2">Тесты будут <text:s/>состоять из двух групп: </text:span></text:p>
      <text:p text:style-name="Standard"><text:span text:style-name="T2"/></text:p>
      <text:p text:style-name="Standard"><text:span text:style-name="T2">1. Несданные задания</text:span></text:p>
      <text:list xml:id="list39647556" text:continue-list="list593341495600280514" text:style-name="L4">
        <text:list-item>
          <text:p text:style-name="P3">Проверить статус задания без сдачи в 8:30 (должно быть «Назначено»)</text:p>
        </text:list-item>
        <text:list-item>
          <text:p text:style-name="P3">Проверить статус задания без сдачи в 8:58 (должно быть «Назначено»)</text:p>
        </text:list-item>
        <text:list-item>
          <text:p text:style-name="P3">Проверить статус задания без сдачи в 8:59 (должно быть «Назначено»)</text:p>
        </text:list-item>
        <text:list-item>
          <text:p text:style-name="P3">Проверить статус задания без сдачи в 9:00 (должно быть «Пропущен срок сдачи»)</text:p>
        </text:list-item>
        <text:list-item>
          <text:p text:style-name="P3">Проверить статус задания без сдачи в 9:01 (должно быть «Пропущен срок сдачи»)</text:p>
        </text:list-item>
      </text:list>
      <text:p text:style-name="P2">2. Сданные задания: </text:p>
      <text:list xml:id="list6687136052526737106" text:style-name="L8">
        <text:list-item>
          <text:p text:style-name="P5">Сдать задание <text:s/>в 8:30 и проверить статус (должно быть «Назначено»)</text:p>
        </text:list-item>
        <text:list-item>
          <text:p text:style-name="P5">Сдать задание <text:s/>в 8:58 и проверить статус (должно быть «Назначено»)</text:p>
        </text:list-item>
        <text:list-item>
          <text:p text:style-name="P5">Сдать задание в 8:59 и проверить статус (должно быть «Назначено»)</text:p>
        </text:list-item>
        <text:list-item>
          <text:p text:style-name="P5">Сдать задание в 9:00 и проверить статус (должно быть «Сдано с опозданием»)</text:p>
        </text:list-item>
        <text:list-item>
          <text:p text:style-name="P5">Сдать задание в 9:01 и проверить статус (должно быть «Сдано с опозданием»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на Чинёнкова</meta:initial-creator>
    <meta:creation-date>2020-11-24T16:31:48.44</meta:creation-date>
    <dc:date>2020-11-24T19:42:42.57</dc:date>
    <dc:creator>Анна Чинёнкова</dc:creator>
    <meta:editing-duration>PT1H52M51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3" meta:paragraph-count="62" meta:word-count="951" meta:character-count="6250"/>
  </office:meta>
</office:document-meta>
</file>